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>
      <style:text-properties fo:font-size="14pt" officeooo:rsid="001bd329" officeooo:paragraph-rsid="001bd329" style:font-size-asian="14pt" style:font-size-complex="14pt"/>
    </style:style>
    <style:style style:name="P7" style:family="paragraph" style:parent-style-name="Standard">
      <style:text-properties fo:font-size="14pt" officeooo:rsid="0023dd61" officeooo:paragraph-rsid="0023dd61" style:font-size-asian="14pt" style:font-size-complex="14pt"/>
    </style:style>
    <style:style style:name="P8" style:family="paragraph" style:parent-style-name="Standard">
      <style:text-properties fo:font-size="18pt" officeooo:rsid="0023dd61" officeooo:paragraph-rsid="0023dd61" style:font-size-asian="18pt" style:font-size-complex="18pt"/>
    </style:style>
    <style:style style:name="P9" style:family="paragraph" style:parent-style-name="Text_20_body">
      <style:text-properties fo:font-size="14pt" fo:font-weight="bold" officeooo:rsid="001bd329" officeooo:paragraph-rsid="001bd329" style:font-size-asian="14pt" style:font-size-complex="14pt"/>
    </style:style>
    <style:style style:name="P10" style:family="paragraph" style:parent-style-name="Text_20_body">
      <style:text-properties fo:font-size="14pt" fo:font-weight="bold" style:font-size-asian="14pt" style:font-size-complex="14pt"/>
    </style:style>
    <style:style style:name="P11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2" style:family="paragraph" style:parent-style-name="Standard" style:list-style-name="L1">
      <style:text-properties fo:font-size="14pt" officeooo:rsid="0023dd61" officeooo:paragraph-rsid="0023dd61" style:font-size-asian="14pt" style:font-size-complex="14pt"/>
    </style:style>
    <style:style style:name="P13" style:family="paragraph" style:parent-style-name="Standard" style:list-style-name="L1">
      <style:text-properties fo:font-variant="normal" fo:text-transform="none" fo:color="#000000" loext:opacity="100%" style:font-name="Liberation Serif" fo:font-size="14pt" fo:letter-spacing="normal" fo:font-style="normal" fo:font-weight="normal" officeooo:rsid="0023dd61" officeooo:paragraph-rsid="0023dd61" style:font-size-asian="14pt" style:font-size-complex="14pt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23dd61" officeooo:paragraph-rsid="0023dd61" style:font-size-asian="12.25pt" style:font-size-complex="14pt"/>
    </style:style>
    <style:style style:name="P15" style:family="paragraph" style:parent-style-name="Standard">
      <style:text-properties officeooo:rsid="0023dd61" officeooo:paragraph-rsid="0023dd61"/>
    </style:style>
    <style:style style:name="P16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de_SGBD_4</text:file-name></text:p>
      <text:p text:style-name="P4">Marcos Miquel Lisarde</text:p>
      <text:p text:style-name="P2"/>
      <text:p text:style-name="P1"/>
      <text:p text:style-name="P9">Busca en la Wikipedia el término SQL e indica las revisiones que ha sufrido el lenguaje hasta la actualidad. </text:p>
      <text:p text:style-name="P10">Busca el signiıcado del término "SQL Injection" e indica por qué un administrador debe protegerse frente a él.</text:p>
      <text:p text:style-name="P6"/>
      <text:p text:style-name="P6"/>
      <text:p text:style-name="P7">El término SQL significa “Structured Query Lenguage”.</text:p>
      <text:p text:style-name="P7"/>
      <text:p text:style-name="P8">SQL ha sufrido un total de 9 revisiones documentadas hasta la fecha:</text:p>
      <text:p text:style-name="P7"/>
      <text:list text:style-name="L1">
        <text:list-item>
          <text:p text:style-name="P12">SQL-86: en 1986, es la primera publicación que hizo ANSI.</text:p>
        </text:list-item>
        <text:list-item>
          <text:p text:style-name="P12">SQL-89: en 1989, revisión menor.</text:p>
        </text:list-item>
        <text:list-item>
          <text:p text:style-name="P12">SQL-92: en 1992, revisión mayor.</text:p>
        </text:list-item>
        <text:list-item>
          <text:p text:style-name="P12">SQL:1999: en 1999, se agregaron varias funciones, como las expresiones regulares, las consultas recursivas, los triggers y características orientadas a objetos.</text:p>
        </text:list-item>
        <text:list-item>
          <text:p text:style-name="P12">SQL:2003: en 2003, introduce características de XML, realiza algunos cambios en las funciones y estandariza el objeto sequence y las columnas autonuméricas.</text:p>
        </text:list-item>
        <text:list-item>
          <text:p text:style-name="P12">SQL:2006: en 2006, mucha implementación de funciones con XML gracias a <text:span text:style-name="T4">ISO/IEC 9075-14:2006</text:span></text:p>
        </text:list-item>
        <text:list-item>
          <text:p text:style-name="P13">SQL:2008: en 2008, se permite el uso de ORDER BY fuera de las definiciones de los cursores. También añaden INSTEAD OF y la sentencia TRUNCATE.</text:p>
        </text:list-item>
        <text:list-item>
          <text:p text:style-name="P13">SQL:2011: en 2011, mejoras en las funciones de ventana y de la cláusula FETCH</text:p>
        </text:list-item>
        <text:list-item>
          <text:p text:style-name="P13">SQL:2016: en 2016, se permiten las búsquedas de patrones, las funciones de tabla polimórficas y la compatibilidad con ficheros JSON</text:p>
        </text:list-item>
      </text:list>
      <text:p text:style-name="P15"/>
      <text:p text:style-name="P15"/>
      <text:p text:style-name="P14">El término SQL injection hace referencia a un tipo de ataque hacia bases de datos con codigo malicioso de SQL que permite acceder a datos a los que no se debería tener acceso. Es importante cuidarse de estos ataques con las técnicas adecuadas, ya que representan un peligro importante a las bases de dat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s_de_SGBD_4</text:file-name><draw:custom-shape text:anchor-type="char" draw:z-index="0" draw:name="PowerPlusWaterMarkObject 1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Ejercicios_de_SGBD_4</text:file-name><draw:custom-shape text:anchor-type="char" draw:z-index="1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0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27T11:46:17.937610254</dc:date>
    <meta:editing-duration>PT46M11S</meta:editing-duration>
    <meta:editing-cycles>5</meta:editing-cycles>
    <meta:generator>LibreOffice/7.5.1.2$Linux_X86_64 LibreOffice_project/fcbaee479e84c6cd81291587d2ee68cba099e129</meta:generator>
    <meta:document-statistic meta:table-count="0" meta:image-count="0" meta:object-count="0" meta:page-count="2" meta:paragraph-count="20" meta:word-count="264" meta:character-count="1639" meta:non-whitespace-character-count="1399"/>
  </office:meta>
</office:document-meta>
</file>